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11d2" officeooo:paragraph-rsid="001b11d2"/>
    </style:style>
    <style:style style:name="P2" style:family="paragraph" style:parent-style-name="Standard">
      <style:text-properties officeooo:paragraph-rsid="001b11d2"/>
    </style:style>
    <style:style style:name="P3" style:family="paragraph" style:parent-style-name="Standard">
      <style:text-properties officeooo:rsid="001cf83c" officeooo:paragraph-rsid="001cf83c"/>
    </style:style>
    <style:style style:name="T1" style:family="text">
      <style:text-properties officeooo:rsid="001b11d2"/>
    </style:style>
    <style:style style:name="T2" style:family="text">
      <style:text-properties fo:letter-spacing="normal" fo:padding="0in" fo:border="none"/>
    </style:style>
    <style:style style:name="T3" style:family="text">
      <style:text-properties fo:letter-spacing="normal" officeooo:rsid="001b11d2" fo:padding="0in" fo:border="none"/>
    </style:style>
    <style:style style:name="T4" style:family="text">
      <style:text-properties officeooo:rsid="001cf83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P9 object finder</text:p>
      <text:p text:style-name="P1"/>
      <text:p text:style-name="P1">EECS 376/476 P9_wxy169 4/19</text:p>
      <text:p text:style-name="P1"/>
      <text:p text:style-name="P1">Dr. Newman</text:p>
      <text:p text:style-name="P1"/>
      <text:p text:style-name="P1">This report can divided two part, first one is learn what is transform function and relationship of “children” and “parent”, there are six value x y z R P Y, and by change the value of z and P to make </text:p>
      <text:p text:style-name="P1">floor points are nearly co-planar with the x-y plane of the base frame, which is easier to vizualize in </text:p>
      <text:p text:style-name="P1">rviz when I rotate the view.</text:p>
      <text:p text:style-name="P1"/>
      <text:p text:style-name="P1">The origin value x y z R P Y is <text:s/>0.2 0 1 0 1.2 0, and I change to 0.2 0 1.8 0 1.4 0, more clearly details </text:p>
      <text:p text:style-name="P1">you can see in picture <text:span text:style-name="T4">P9_wxy169 </text:span>and video <text:span text:style-name="T4">P9_wxy169</text:span>.</text:p>
      <text:p text:style-name="P1"/>
      <text:p text:style-name="P2"><text:span text:style-name="T1">The second part is finding the block on the stool, in order to make robot's alarm can catch the block on the stool accurately, we need to adjust the table and found_object's pose in file object_finder_as.cpp, finally, by running </text:span><text:span text:style-name="T2"> rosrun object_finder object_finder_as /kinect/depth/points:=/pcd </text:span><text:span text:style-name="T3">and </text:span><text:span text:style-name="T2"> rosrun object_finder object_finder_as /kinect/depth/points:=/pcd</text:span><text:span text:style-name="T3">, we can get the reponse “found object!”</text:span></text:p>
      <text:p text:style-name="P1"/>
      <text:p text:style-name="P1">some pose in the client is</text:p>
      <text:p text:style-name="P3">got pose x, y,z = 0.5, 0.0, 0.0</text:p>
      <text:p text:style-name="P3">got quaternion x, y,z, w = 0.0,0.0,0.0,1.0</text:p>
      <text:p text:style-name="P3"/>
      <text:p text:style-name="P3">got pose x,y,z = 0.591044, -0.033956 , 0.028643, </text:p>
      <text:p text:style-name="P3">got quaternion x,y,z w = 0.004090, 0.003591, 0.0659760, 0.751469</text:p>
      <text:p text:style-name="P3"/>
      <text:p text:style-name="P3">more clearly details has shown in picture P9_p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22:30:53.135947324</meta:creation-date>
    <dc:date>2017-04-19T22:53:43.869222788</dc:date>
    <meta:editing-duration>PT6M40S</meta:editing-duration>
    <meta:editing-cycles>1</meta:editing-cycles>
    <meta:document-statistic meta:table-count="0" meta:image-count="0" meta:object-count="0" meta:page-count="1" meta:paragraph-count="15" meta:word-count="215" meta:character-count="1217" meta:non-whitespace-character-count="1010"/>
    <meta:generator>LibreOffice/4.2.8.2$Linux_X86_64 LibreOffice_project/420m0$Build-2</meta:generator>
  </office:meta>
</office:document-meta>
</file>